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11.35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f44336" draw:marker-start-width="0.28cm" draw:marker-end-width="0.28cm" draw:fill="solid" draw:fill-color="#ffccbc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cddc39" draw:marker-start-width="0.28cm" draw:marker-end-width="0.28cm" draw:fill="solid" draw:fill-color="#f0f4c3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9e9e9e" draw:marker-start-width="0.28cm" draw:marker-end-width="0.28cm" draw:fill="solid" draw:fill-color="#eeeeee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3.354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ccb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Ubuntu1" fo:font-size="12pt" style:letter-kerning="true" style:font-name-asian="Noto Sans CJK SC" style:font-size-asian="12pt" style:font-name-complex="Lohit Devanagari" style:font-size-complex="12pt"/>
    </style:style>
    <style:style style:name="P5" style:family="paragraph">
      <loext:graphic-properties draw:fill="solid" draw:fill-color="#f0f4c3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dcedc8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 style:writing-mode="lr-tb">
        <style:tab-stops/>
      </style:paragraph-properties>
      <style:text-properties style:font-name="Ubuntu1" fo:font-size="12pt" style:letter-kerning="true" style:font-name-asian="Noto Sans CJK SC" style:font-size-asian="12pt" style:font-name-complex="Lohit Devanagari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2cm" svg:height="1cm" svg:x="2cm" svg:y="1.001cm">
          <draw:glue-point draw:id="4" svg:x="-2.5cm" svg:y="4.99cm"/>
          <draw:glue-point draw:id="5" svg:x="2.916cm" svg:y="4.99cm"/>
          <text:p text:style-name="P1"><text:span text:style-name="T1">SAP Netwe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cm" svg:height="1cm" svg:x="15cm" svg:y="1cm">
          <text:p text:style-name="P1"><text:span text:style-name="T1">SAP H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cm" svg:height="1cm" svg:x="15cm" svg:y="3cm">
          <text:p text:style-name="P1"><text:span text:style-name="T1">SAP Hana Go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5cm" svg:height="1cm" svg:x="15cm" svg:y="5cm">
          <text:p text:style-name="P1"><text:span text:style-name="T1">Elixir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cm" svg:height="1cm" svg:x="9cm" svg:y="9cm">
          <draw:glue-point draw:id="4" svg:x="1cm" svg:y="-5cm"/>
          <draw:glue-point draw:id="5" svg:x="-1cm" svg:y="-5cm" draw:escape-direction="up"/>
          <draw:glue-point draw:id="6" svg:x="-1cm" svg:y="5cm"/>
          <draw:glue-point draw:id="7" svg:x="1cm" svg:y="5cm"/>
          <text:p text:style-name="P1"><text:span text:style-name="T1">Phoenix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5cm" svg:height="1cm" svg:x="4cm" svg:y="14.95cm">
          <text:p text:style-name="P4">Sensor- und Aktuator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3" draw:id="id13" draw:layer="layout" svg:width="5cm" svg:height="1cm" svg:x="2.95cm" svg:y="9cm">
          <text:p text:style-name="P1"><text:span text:style-name="T1">PostgreSQL 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6cm" svg:height="1cm" svg:x="2cm" svg:y="3cm">
          <text:p text:style-name="P1"><text:span text:style-name="T1">sapnwrfc-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cm" svg:height="1cm" svg:x="2.5cm" svg:y="5cm">
          <text:p text:style-name="P1"><text:span text:style-name="T1">Elixir NIFs </text:span><text:span text:style-name="T1">oder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5cm" svg:height="1cm" svg:x="14cm" svg:y="13cm">
          <text:p text:style-name="P1"><text:span text:style-name="T1">Flutter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" draw:id="id1" draw:layer="layout" svg:width="5cm" svg:height="1cm" svg:x="4cm" svg:y="13cm">
          <text:p text:style-name="P1"><text:span text:style-name="T1">Nerves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5cm" svg:height="1cm" svg:x="14cm" svg:y="15cm">
          <text:p text:style-name="P8">Sprach- und Touch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svg:x1="6.5cm" svg:y1="14cm" svg:x2="6.5cm" svg:y2="14.95cm" draw:start-shape="id1" draw:start-glue-point="2" draw:end-shape="id2" draw:end-glue-point="0" svg:d="M6500 14000v950" svg:viewBox="0 0 1 951">
          <text:p/>
        </draw:connector>
        <draw:connector draw:style-name="gr8" draw:text-style-name="P9" draw:layer="layout" svg:x1="16.5cm" svg:y1="14cm" svg:x2="16.5cm" svg:y2="15cm" draw:start-shape="id3" draw:start-glue-point="2" draw:end-shape="id4" draw:end-glue-point="0" svg:d="M16500 14000v1000" svg:viewBox="0 0 1 1001">
          <text:p/>
        </draw:connector>
        <draw:connector draw:style-name="gr8" draw:text-style-name="P9" draw:layer="layout" svg:x1="12cm" svg:y1="10cm" svg:x2="16.5cm" svg:y2="13cm" draw:start-shape="id5" draw:start-glue-point="7" draw:end-shape="id3" draw:end-glue-point="0" svg:d="M12000 10000v1501h4500v1499" svg:viewBox="0 0 4501 3001">
          <text:p/>
        </draw:connector>
        <draw:connector draw:style-name="gr8" draw:text-style-name="P9" draw:layer="layout" svg:x1="11cm" svg:y1="10cm" svg:x2="6.5cm" svg:y2="13cm" draw:start-shape="id5" draw:start-glue-point="6" draw:end-shape="id1" draw:end-glue-point="0" svg:d="M11000 10000v1501h-4500v1499" svg:viewBox="0 0 4501 3001">
          <text:p/>
        </draw:connector>
        <draw:connector draw:style-name="gr9" draw:text-style-name="P9" draw:layer="layout" svg:x1="11.5cm" svg:y1="9cm" svg:x2="11.5cm" svg:y2="4cm" draw:start-shape="id5" draw:start-glue-point="0" draw:end-shape="id6" draw:end-glue-point="2" svg:d="M11500 9000v-5000" svg:viewBox="0 0 1 5001">
          <text:p/>
        </draw:connector>
        <draw:connector draw:style-name="gr9" draw:text-style-name="P9" draw:layer="layout" svg:x1="11cm" svg:y1="9cm" svg:x2="5cm" svg:y2="6cm" draw:start-shape="id5" draw:start-glue-point="5" draw:end-shape="id7" draw:end-glue-point="2" svg:d="M11000 9000v-1499h-6000v-1501" svg:viewBox="0 0 6001 3001">
          <text:p/>
        </draw:connector>
        <draw:connector draw:style-name="gr9" draw:text-style-name="P9" draw:layer="layout" svg:x1="12cm" svg:y1="9cm" svg:x2="17.5cm" svg:y2="6cm" draw:start-shape="id5" draw:start-glue-point="4" draw:end-shape="id8" draw:end-glue-point="2" svg:d="M12000 9000v-1499h5500v-1501" svg:viewBox="0 0 5501 3001">
          <text:p/>
        </draw:connector>
        <draw:connector draw:style-name="gr9" draw:text-style-name="P9" draw:layer="layout" svg:x1="5cm" svg:y1="5cm" svg:x2="5cm" svg:y2="4cm" draw:start-shape="id7" draw:start-glue-point="0" draw:end-shape="id9" draw:end-glue-point="2" svg:d="M5000 5000v-1000" svg:viewBox="0 0 1 1001">
          <text:p/>
        </draw:connector>
        <draw:connector draw:style-name="gr9" draw:text-style-name="P9" draw:layer="layout" svg:x1="5cm" svg:y1="3cm" svg:x2="5cm" svg:y2="2cm" draw:start-shape="id9" draw:start-glue-point="0" draw:end-shape="id10" draw:end-glue-point="4" svg:d="M5000 3000v-1000" svg:viewBox="0 0 1 1001">
          <text:p/>
        </draw:connector>
        <draw:connector draw:style-name="gr9" draw:text-style-name="P9" draw:layer="layout" svg:x1="17.5cm" svg:y1="5cm" svg:x2="17.5cm" svg:y2="4cm" draw:start-shape="id8" draw:start-glue-point="0" draw:end-shape="id11" draw:end-glue-point="2" svg:d="M17500 5000v-1000" svg:viewBox="0 0 1 1001">
          <text:p/>
        </draw:connector>
        <draw:connector draw:style-name="gr9" draw:text-style-name="P9" draw:layer="layout" svg:x1="17.5cm" svg:y1="3cm" svg:x2="17.5cm" svg:y2="2cm" draw:start-shape="id11" draw:start-glue-point="0" draw:end-shape="id12" draw:end-glue-point="2" svg:d="M17500 3000v-1000" svg:viewBox="0 0 1 1001">
          <text:p/>
        </draw:connector>
        <draw:connector draw:style-name="gr9" draw:text-style-name="P9" draw:layer="layout" svg:x1="7.95cm" svg:y1="9.5cm" svg:x2="9cm" svg:y2="9.5cm" draw:start-shape="id13" draw:start-glue-point="1" draw:end-shape="id5" draw:end-glue-point="3" svg:d="M7950 9500h1050" svg:viewBox="0 0 1051 1">
          <text:p/>
        </draw:connector>
        <draw:custom-shape draw:style-name="gr2" draw:text-style-name="P2" xml:id="id6" draw:id="id6" draw:layer="layout" svg:width="5cm" svg:height="1cm" svg:x="9cm" svg:y="3cm">
          <text:p text:style-name="P1"><text:span text:style-name="T1">ABAP Web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1.499cm" svg:y1="2cm" svg:x2="11.5cm" svg:y2="3cm" draw:start-shape="id10" draw:start-glue-point="5" draw:end-shape="id6" draw:end-glue-point="0" svg:d="M11499 2000v501h1v499" svg:viewBox="0 0 2 1001">
          <text:p/>
        </draw:connector>
        <draw:connector draw:style-name="gr9" draw:text-style-name="P10" draw:layer="layout" svg:x1="14cm" svg:y1="1.501cm" svg:x2="15cm" svg:y2="1.5cm" draw:start-shape="id10" draw:start-glue-point="1" draw:end-shape="id12" draw:end-glue-point="3" svg:d="M14000 1501h501v-1h499" svg:viewBox="0 0 1001 2">
          <text:p/>
        </draw:connector>
        <draw:custom-shape draw:style-name="gr10" draw:text-style-name="P7" xml:id="id14" draw:id="id14" draw:layer="layout" svg:width="4cm" svg:height="1cm" svg:x="9.5cm" svg:y="13cm">
          <text:p text:style-name="P1"><text:span text:style-name="T1">Webbrow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4cm" svg:height="1cm" svg:x="9.501cm" svg:y="15.001cm">
          <text:p text:style-name="P8">Tastatur- und Maus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1.5cm" svg:y1="10cm" svg:x2="11.5cm" svg:y2="13cm" draw:start-shape="id5" draw:start-glue-point="2" draw:end-shape="id14" draw:end-glue-point="0" svg:d="M11500 10000v3000" svg:viewBox="0 0 1 3001">
          <text:p/>
        </draw:connector>
        <draw:connector draw:style-name="gr9" draw:text-style-name="P10" draw:layer="layout" svg:x1="11.5cm" svg:y1="14cm" svg:x2="11.501cm" svg:y2="15.001cm" draw:start-shape="id14" draw:start-glue-point="2" draw:end-shape="id15" draw:end-glue-point="0" svg:d="M11500 14000v501h1v500" svg:viewBox="0 0 2 10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stroke-linejoin="round" draw:fill="solid" draw:fill-color="#c5cae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auto-grow-height="false" fo:padding-top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09:04:18.953412339</meta:creation-date>
    <dc:date>2022-04-06T09:59:34.979542882</dc:date>
    <meta:editing-duration>PT58M9S</meta:editing-duration>
    <meta:editing-cycles>13</meta:editing-cycles>
    <meta:generator>LibreOffice/7.3.2.2$Linux_X86_64 LibreOffice_project/30$Build-2</meta:generator>
    <meta:document-statistic meta:object-count="31"/>
  </office:meta>
</office:document-meta>
</file>